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p = predict1(Theta1, Theta2, X)</text:p>
      <text:p text:style-name="Standard"></text:p>
      <text:p text:style-name="Standard">m = size(X, 1);</text:p>
      <text:p text:style-name="Standard">num_labels = size(Theta2, 1);</text:p>
      <text:p text:style-name="Standard"></text:p>
      <text:p text:style-name="Standard"></text:p>
      <text:p text:style-name="Standard">p = zeros(size(X, 1), 1);</text:p>
      <text:p text:style-name="Standard"></text:p>
      <text:p text:style-name="Standard">h1 = sigmoid([ones(m, 1) X] * Theta1');</text:p>
      <text:p text:style-name="Standard">h2 = sigmoid([ones(m, 1) h1] * Theta2');</text:p>
      <text:p text:style-name="Standard">[dummy, p] = max(h2, [], 2);</text:p>
      <text:p text:style-name="Standard"></text:p>
      <text:p text:style-name="Standard"></text:p>
      <text:p text:style-name="Standard">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27:19</meta:creation-date>
    <dc:date>2013-07-30T00:27:26</dc:date>
    <meta:editing-duration>P0D</meta:editing-duration>
    <meta:editing-cycles>1</meta:editing-cycles>
    <meta:document-statistic meta:table-count="0" meta:image-count="0" meta:object-count="0" meta:page-count="1" meta:paragraph-count="15" meta:word-count="40" meta:character-count="233" meta:non-whitespace-character-count="187"/>
    <meta:generator>LibreOffice/3.5$Linux_x86 LibreOffice_project/350m1$Build-2</meta:generator>
  </office:meta>
</office:document-meta>
</file>